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Verdana" svg:font-family="Verdana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069a5" officeooo:paragraph-rsid="001069a5"/>
    </style:style>
    <style:style style:name="P2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94949" style:font-name="Verdana" fo:font-size="9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94949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6" style:family="paragraph" style:parent-style-name="Standard">
      <style:text-properties officeooo:rsid="001069a5" officeooo:paragraph-rsid="001069a5"/>
    </style:style>
    <style:style style:name="P7" style:family="paragraph" style:parent-style-name="Heading_20_3">
      <style:text-properties fo:font-variant="normal" fo:text-transform="none" fo:color="#494949" style:font-name="Helvetica" fo:font-size="12pt" fo:letter-spacing="normal" fo:font-style="normal" fo:font-weight="normal" officeooo:rsid="001069a5" officeooo:paragraph-rsid="001069a5"/>
    </style:style>
    <style:style style:name="P8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94949" style:font-name="Helvetica" fo:font-size="12pt" fo:letter-spacing="normal" fo:font-style="normal" fo:font-weight="normal"/>
    </style:style>
    <style:style style:name="T1" style:family="text">
      <style:text-properties fo:font-variant="normal" fo:text-transform="none" fo:color="#494949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027ac6" style:text-line-through-style="none" style:text-line-through-type="none" style:font-name="Verdana" fo:font-size="9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993300" style:font-name="Verdana" fo:font-size="9pt" fo:letter-spacing="normal" fo:font-style="normal" fo:font-weight="normal"/>
    </style:style>
    <style:style style:name="T4" style:family="text">
      <style:text-properties officeooo:rsid="0012398a"/>
    </style:style>
    <style:style style:name="fr1" style:family="graphic" style:parent-style-name="Graphics">
      <style:graphic-properties fo:margin-left="0.265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im: Mention the steps for installation of Xamp<text:span text:style-name="T4">p</text:span> server on linux distribution</text:p>
      <text:p text:style-name="P6"/>
      <text:h text:style-name="P7" text:outline-level="3">Step 1:Download</text:h>
      <text:p text:style-name="P2"><text:span text:style-name="T1">Download the </text:span><text:a xlink:type="simple" xlink:href="http://www.apachefriends.org/en/xampp-linux.html" office:target-frame-name="_blank" xlink:show="new" text:style-name="Internet_20_link" text:visited-style-name="Visited_20_Internet_20_Link"><text:span text:style-name="T2">Xampp Server</text:span></text:a><text:span text:style-name="T1"> for linux.</text:span></text:p>
      <text:h text:style-name="P8" text:outline-level="3"/>
      <text:h text:style-name="P8" text:outline-level="3">Step 2: Installation</text:h>
      <text:p text:style-name="P3"/>
      <text:p text:style-name="P3">To install XAMPP in Ubuntu/Fedora : go to ‘Applications-&gt;Accessories-&gt;Terminal’</text:p>
      <text:p text:style-name="P3">then type pwd (or)  cd ..(space is imp!)</text:p>
      <text:p text:style-name="P3">To check the path and cd for to come out from the directory</text:p>
      <text:p text:style-name="P3">then type dir (or) ls</text:p>
      <text:p text:style-name="P3">To check the downloading file in the directory</text:p>
      <text:p text:style-name="P3">For example</text:p>
      <text:p text:style-name="P3">Desktop Document Download</text:p>
      <text:p text:style-name="P3">then type cd Download(case senitive)</text:p>
      <text:p text:style-name="P3">it show all the files in the Download</text:p>
      <text:p text:style-name="P3">Extract the downloaded archive file to /opt:</text:p>
      <text:p text:style-name="P2"><text:span text:style-name="T1">ckuser@ckuser-desktop:~/Download$ </text:span><text:span text:style-name="Strong_20_Emphasis"><text:span text:style-name="T3">sudo tar -xvzf xampp-linux-1.7.2.tar.gz -C /opt</text:span></text:span></text:p>
      <text:p text:style-name="P3">if the password is required then type it,you have to change the version what you have(Eg: 1.7.2a/ 1.7.3a)</text:p>
      <text:p text:style-name="P2"><text:span text:style-name="Strong_20_Emphasis"><text:span text:style-name="T1">Warning:</text:span></text:span><text:span text:style-name="T1"> Please use only this command to install XAMPP. DON’T use any Microsoft Windows tools to extract the archive, it won’t work.</text:span></text:p>
      <text:p text:style-name="P2"><text:span text:style-name="Strong_20_Emphasis"><text:span text:style-name="T1">Warning 2:</text:span></text:span><text:span text:style-name="T1"> already installed XAMPP versions get overwritten by this command.\</text:span></text:p>
      <text:p text:style-name="P2"><text:span text:style-name="T1">That’s all. XAMPP is now installed below the </text:span><text:span text:style-name="Teletype"><text:span text:style-name="T1">/opt/lampp</text:span></text:span><text:span text:style-name="T1"> directory.</text:span></text:p>
      <text:h text:style-name="P8" text:outline-level="3"/>
      <text:h text:style-name="P8" text:outline-level="3">Step 3: Start</text:h>
      <text:p text:style-name="P3">To start the Xampp server</text:p>
      <text:p text:style-name="P2"><text:span text:style-name="Strong_20_Emphasis"><text:span text:style-name="T3">sudo /opt/lampp/lampp start</text:span></text:span><text:span text:style-name="T1">You should now see something like this on your screen:</text:span></text:p>
      <text:p text:style-name="P2"><text:span text:style-name="Teletype"><text:span text:style-name="T1">Starting XAMPP 1.7.3a...<text:line-break/>LAMPP: Starting Apache...<text:line-break/>LAMPP: Starting MySQL...<text:line-break/>LAMPP started.</text:span></text:span></text:p>
      <text:p text:style-name="P3">Ready. Apache and MySQL are running.<text:bookmark text:name="more-162"/></text:p>
      <text:p text:style-name="P3">If some case permission problems after installing on 9.10, so ran</text:p>
      <text:p text:style-name="P2"><text:span text:style-name="Strong_20_Emphasis"><text:span text:style-name="T3">sudo chmod 777 -R /opt/lampp/htdocs/</text:span></text:span></text:p>
      <text:p text:style-name="P3">and it worked fine. Ok to do on a testing server. Also created a link to htdocs and dropped files into a folder in home to reduce permission problems.</text:p>
      <text:p text:style-name="P2"><text:span text:style-name="Strong_20_Emphasis"><text:span text:style-name="T3">sudo ln -s /home/user/folder /opt/lampp/htdocs/$USER</text:span></text:span></text:p>
      <text:p text:style-name="P5">same procedure for wordpress-2.8.6.tar.gz file</text:p>
      <text:p text:style-name="P5">Thats it. Xampp is installed and running.</text:p>
      <text:h text:style-name="P8" text:outline-level="3"><text:soft-page-break/></text:h>
      <text:h text:style-name="P8" text:outline-level="3">Step 4: Test</text:h>
      <text:p text:style-name="P3">OK, that was easy but how can you check that everything really works? Just type in the following URL at your favourite web browser:</text:p>
      <text:p text:style-name="P2"><text:a xlink:type="simple" xlink:href="http://localhost/" text:style-name="Internet_20_link" text:visited-style-name="Visited_20_Internet_20_Link"><text:span text:style-name="Teletype"><text:span text:style-name="T2">http://localhost</text:span></text:span></text:a></text:p>
      <text:p text:style-name="P3">Now you should see the start page of XAMPP containing some links to check the status of the installed software and some small programming examples.</text:p>
      <text:p text:style-name="P4"><draw:frame draw:style-name="fr1" draw:name="Image1" text:anchor-type="as-char" svg:width="1.997cm" svg:height="0.998cm" draw:z-index="0"><draw:image xlink:href="https://i1.wp.com/www.apachefriends.org/images/380.jpg" xlink:type="simple" xlink:show="embed" xlink:actuate="onLoad"/></draw:frame></text:p>
      <text:h text:style-name="P8" text:outline-level="3">Stopping XAMPP</text:h>
      <text:p text:style-name="P3">To stop XAMPP simply call this command:</text:p>
      <text:p text:style-name="P2"><text:span text:style-name="Teletype"><text:span text:style-name="T1">/opt/lampp/lampp stop</text:span></text:span></text:p>
      <text:p text:style-name="P3">You should now see:</text:p>
      <text:p text:style-name="P2"><text:span text:style-name="Teletype"><text:span text:style-name="T1">Stopping LAMPP 1.7.3a...<text:line-break/>LAMPP: Stopping Apache...<text:line-break/>LAMPP: Stopping MySQL...<text:line-break/>LAMPP stopped.</text:span></text:span></text:p>
      <text:p text:style-name="P3">And XAMPP for Linux is stopped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Verdana" svg:font-family="Verdana, Arial, Helvetica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9a5" officeooo:paragraph-rsid="001069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Experiment-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20:55.350910949</meta:creation-date>
    <dc:date>2018-03-15T21:25:45.915049221</dc:date>
    <meta:editing-duration>PT4M50S</meta:editing-duration>
    <meta:editing-cycles>2</meta:editing-cycles>
    <meta:generator>LibreOffice/5.3.1.2$Linux_X86_64 LibreOffice_project/30m0$Build-2</meta:generator>
    <meta:document-statistic meta:table-count="0" meta:image-count="1" meta:object-count="0" meta:page-count="2" meta:paragraph-count="42" meta:word-count="344" meta:character-count="2175" meta:non-whitespace-character-count="1870"/>
  </office:meta>
</office:document-meta>
</file>